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0" table:number-columns-repeated="231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86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372000000000001">
            <text:p>−3.74</text:p>
          </table:table-cell>
          <table:table-cell table:style-name="ACE-3" office:value-type="float" office:value="0.53282267219028889">
            <text:p>0.53</text:p>
          </table:table-cell>
          <table:table-cell table:style-name="ACE-3" office:value-type="float" office:value="0.53282267219028889">
            <text:p>0.53</text:p>
          </table:table-cell>
          <table:table-cell table:style-name="ACE-0" office:value-type="string">
            <text:p>EmeryEtal1967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663</text:p>
          </table:table-cell>
          <table:table-cell table:style-name="ACE-3" office:value-type="float" office:value="41.549999999999997">
            <text:p>41.55</text:p>
          </table:table-cell>
          <table:table-cell table:style-name="ACE-3" office:value-type="float" office:value="-70.632999999999996">
            <text:p>−70.63</text:p>
          </table:table-cell>
          <table:table-cell table:style-name="ACE-0" office:value-type="float" office:value="3420">
            <text:p>34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7439999999999998">
            <text:p>−4.74</text:p>
          </table:table-cell>
          <table:table-cell table:style-name="ACE-3" office:value-type="float" office:value="0.52602281319349642">
            <text:p>0.53</text:p>
          </table:table-cell>
          <table:table-cell table:style-name="ACE-3" office:value-type="float" office:value="0.52602281319349642">
            <text:p>0.53</text:p>
          </table:table-cell>
          <table:table-cell table:style-name="ACE-0" office:value-type="string">
            <text:p>EmeryEtal1967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2494</text:p>
          </table:table-cell>
          <table:table-cell table:style-name="ACE-3" office:value-type="float" office:value="41.817">
            <text:p>41.82</text:p>
          </table:table-cell>
          <table:table-cell table:style-name="ACE-3" office:value-type="float" office:value="-70.084999999999994">
            <text:p>−70.08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5236999999999998">
            <text:p>−8.52</text:p>
          </table:table-cell>
          <table:table-cell table:style-name="ACE-3" office:value-type="float" office:value="3.1363035567368156">
            <text:p>3.14</text:p>
          </table:table-cell>
          <table:table-cell table:style-name="ACE-3" office:value-type="float" office:value="3.1363035567368156">
            <text:p>3.14</text:p>
          </table:table-cell>
          <table:table-cell table:style-name="ACE-0" office:value-type="string">
            <text:p>FieldEtal1979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2519</text:p>
          </table:table-cell>
          <table:table-cell table:style-name="ACE-3" office:value-type="float" office:value="41.549999999999997">
            <text:p>41.55</text:p>
          </table:table-cell>
          <table:table-cell table:style-name="ACE-3" office:value-type="float" office:value="-70.466999999999999">
            <text:p>−70.47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4253">
            <text:p>−10.43</text:p>
          </table:table-cell>
          <table:table-cell table:style-name="ACE-3" office:value-type="float" office:value="0.70999999999999996">
            <text:p>0.71</text:p>
          </table:table-cell>
          <table:table-cell table:style-name="ACE-3" office:value-type="float" office:value="0.70999999999999996">
            <text:p>0.71</text:p>
          </table:table-cell>
          <table:table-cell table:style-name="ACE-0" office:value-type="string">
            <text:p>GutierrezEtal2003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2520</text:p>
          </table:table-cell>
          <table:table-cell table:style-name="ACE-3" office:value-type="float" office:value="41.549999999999997">
            <text:p>41.55</text:p>
          </table:table-cell>
          <table:table-cell table:style-name="ACE-3" office:value-type="float" office:value="-70.466999999999999">
            <text:p>−70.47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625299999999999">
            <text:p>−10.63</text:p>
          </table:table-cell>
          <table:table-cell table:style-name="ACE-3" office:value-type="float" office:value="0.70999999999999996">
            <text:p>0.71</text:p>
          </table:table-cell>
          <table:table-cell table:style-name="ACE-3" office:value-type="float" office:value="0.70999999999999996">
            <text:p>0.71</text:p>
          </table:table-cell>
          <table:table-cell table:style-name="ACE-0" office:value-type="string">
            <text:p>GutierrezEtal2003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49</text:p>
          </table:table-cell>
          <table:table-cell table:style-name="ACE-3" office:value-type="float" office:value="41.582999999999998">
            <text:p>41.58</text:p>
          </table:table-cell>
          <table:table-cell table:style-name="ACE-3" office:value-type="float" office:value="-70.400000000000006">
            <text:p>−70.40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016">
            <text:p>−8.02</text:p>
          </table:table-cell>
          <table:table-cell table:style-name="ACE-3" office:value-type="float" office:value="0.70398863627192176">
            <text:p>0.70</text:p>
          </table:table-cell>
          <table:table-cell table:style-name="ACE-3" office:value-type="float" office:value="0.70398863627192176">
            <text:p>0.70</text:p>
          </table:table-cell>
          <table:table-cell table:style-name="ACE-0" office:value-type="string">
            <text:p>GutierrezEtal2003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51</text:p>
          </table:table-cell>
          <table:table-cell table:style-name="ACE-3" office:value-type="float" office:value="41.582999999999998">
            <text:p>41.58</text:p>
          </table:table-cell>
          <table:table-cell table:style-name="ACE-3" office:value-type="float" office:value="-70.382999999999996">
            <text:p>−70.38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1159999999999997">
            <text:p>−8.12</text:p>
          </table:table-cell>
          <table:table-cell table:style-name="ACE-3" office:value-type="float" office:value="0.70398863627192176">
            <text:p>0.70</text:p>
          </table:table-cell>
          <table:table-cell table:style-name="ACE-3" office:value-type="float" office:value="0.70398863627192176">
            <text:p>0.70</text:p>
          </table:table-cell>
          <table:table-cell table:style-name="ACE-0" office:value-type="string">
            <text:p>GutierrezEtal2003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944</text:p>
          </table:table-cell>
          <table:table-cell table:style-name="ACE-3" office:value-type="float" office:value="41.442999999999998">
            <text:p>41.44</text:p>
          </table:table-cell>
          <table:table-cell table:style-name="ACE-3" office:value-type="float" office:value="-70.721999999999994">
            <text:p>−70.72</text:p>
          </table:table-cell>
          <table:table-cell table:style-name="ACE-0" office:value-type="float" office:value="3710">
            <text:p>3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114100000000001">
            <text:p>−15.11</text:p>
          </table:table-cell>
          <table:table-cell table:style-name="ACE-3" office:value-type="float" office:value="0.71414284285428498">
            <text:p>0.71</text:p>
          </table:table-cell>
          <table:table-cell table:style-name="ACE-3" office:value-type="float" office:value="0.71414284285428498">
            <text:p>0.71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945</text:p>
          </table:table-cell>
          <table:table-cell table:style-name="ACE-3" office:value-type="float" office:value="41.442999999999998">
            <text:p>41.44</text:p>
          </table:table-cell>
          <table:table-cell table:style-name="ACE-3" office:value-type="float" office:value="-70.721999999999994">
            <text:p>−70.72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6121">
            <text:p>−14.61</text:p>
          </table:table-cell>
          <table:table-cell table:style-name="ACE-3" office:value-type="float" office:value="0.71210954213519695">
            <text:p>0.71</text:p>
          </table:table-cell>
          <table:table-cell table:style-name="ACE-3" office:value-type="float" office:value="0.71210954213519695">
            <text:p>0.71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2013</text:p>
          </table:table-cell>
          <table:table-cell table:style-name="ACE-3" office:value-type="float" office:value="41.299999999999997">
            <text:p>41.30</text:p>
          </table:table-cell>
          <table:table-cell table:style-name="ACE-3" office:value-type="float" office:value="-71">
            <text:p>−71.00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422400000000003">
            <text:p>−37.42</text:p>
          </table:table-cell>
          <table:table-cell table:style-name="ACE-3" office:value-type="float" office:value="3.1499999999999999">
            <text:p>3.15</text:p>
          </table:table-cell>
          <table:table-cell table:style-name="ACE-3" office:value-type="float" office:value="3.1499999999999999">
            <text:p>3.15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386</text:p>
          </table:table-cell>
          <table:table-cell table:style-name="ACE-3" office:value-type="float" office:value="41.450000000000003">
            <text:p>41.45</text:p>
          </table:table-cell>
          <table:table-cell table:style-name="ACE-3" office:value-type="float" office:value="-70.936999999999998">
            <text:p>−70.94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070900000000002">
            <text:p>−20.07</text:p>
          </table:table-cell>
          <table:table-cell table:style-name="ACE-3" office:value-type="float" office:value="0.72910904534232734">
            <text:p>0.73</text:p>
          </table:table-cell>
          <table:table-cell table:style-name="ACE-3" office:value-type="float" office:value="0.72910904534232734">
            <text:p>0.73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394</text:p>
          </table:table-cell>
          <table:table-cell table:style-name="ACE-3" office:value-type="float" office:value="41.481999999999999">
            <text:p>41.48</text:p>
          </table:table-cell>
          <table:table-cell table:style-name="ACE-3" office:value-type="float" office:value="-70.859999999999999">
            <text:p>−70.86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6.281400000000001">
            <text:p>−16.28</text:p>
          </table:table-cell>
          <table:table-cell table:style-name="ACE-3" office:value-type="float" office:value="0.71860976892886719">
            <text:p>0.72</text:p>
          </table:table-cell>
          <table:table-cell table:style-name="ACE-3" office:value-type="float" office:value="0.71860976892886719">
            <text:p>0.72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3</text:p>
          </table:table-cell>
          <table:table-cell table:style-name="ACE-3" office:value-type="float" office:value="41.302">
            <text:p>41.30</text:p>
          </table:table-cell>
          <table:table-cell table:style-name="ACE-3" office:value-type="float" office:value="-70.992000000000004">
            <text:p>−70.99</text:p>
          </table:table-cell>
          <table:table-cell table:style-name="ACE-0" office:value-type="float" office:value="9740">
            <text:p>974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770000000000003">
            <text:p>−33.77</text:p>
          </table:table-cell>
          <table:table-cell table:style-name="ACE-3" office:value-type="float" office:value="0.77226938305231285">
            <text:p>0.77</text:p>
          </table:table-cell>
          <table:table-cell table:style-name="ACE-3" office:value-type="float" office:value="0.77226938305231285">
            <text:p>0.77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4</text:p>
          </table:table-cell>
          <table:table-cell table:style-name="ACE-3" office:value-type="float" office:value="41.302999999999997">
            <text:p>41.30</text:p>
          </table:table-cell>
          <table:table-cell table:style-name="ACE-3" office:value-type="float" office:value="-70.992000000000004">
            <text:p>−70.99</text:p>
          </table:table-cell>
          <table:table-cell table:style-name="ACE-0" office:value-type="float" office:value="9470">
            <text:p>947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07">
            <text:p>−33.07</text:p>
          </table:table-cell>
          <table:table-cell table:style-name="ACE-3" office:value-type="float" office:value="0.76804947757289699">
            <text:p>0.77</text:p>
          </table:table-cell>
          <table:table-cell table:style-name="ACE-3" office:value-type="float" office:value="0.76804947757289699">
            <text:p>0.77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6</text:p>
          </table:table-cell>
          <table:table-cell table:style-name="ACE-3" office:value-type="float" office:value="41.317">
            <text:p>41.32</text:p>
          </table:table-cell>
          <table:table-cell table:style-name="ACE-3" office:value-type="float" office:value="-70.921999999999997">
            <text:p>−70.92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4.376600000000003">
            <text:p>−34.38</text:p>
          </table:table-cell>
          <table:table-cell table:style-name="ACE-3" office:value-type="float" office:value="0.77659513261415691">
            <text:p>0.78</text:p>
          </table:table-cell>
          <table:table-cell table:style-name="ACE-3" office:value-type="float" office:value="0.77659513261415691">
            <text:p>0.78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9</text:p>
          </table:table-cell>
          <table:table-cell table:style-name="ACE-3" office:value-type="float" office:value="41.317">
            <text:p>41.32</text:p>
          </table:table-cell>
          <table:table-cell table:style-name="ACE-3" office:value-type="float" office:value="-70.992000000000004">
            <text:p>−70.99</text:p>
          </table:table-cell>
          <table:table-cell table:style-name="ACE-0" office:value-type="float" office:value="9710">
            <text:p>971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5.780000000000001">
            <text:p>−35.78</text:p>
          </table:table-cell>
          <table:table-cell table:style-name="ACE-3" office:value-type="float" office:value="0.78102496759066531">
            <text:p>0.78</text:p>
          </table:table-cell>
          <table:table-cell table:style-name="ACE-3" office:value-type="float" office:value="0.78102496759066531">
            <text:p>0.78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82</text:p>
          </table:table-cell>
          <table:table-cell table:style-name="ACE-3" office:value-type="float" office:value="41.243000000000002">
            <text:p>41.24</text:p>
          </table:table-cell>
          <table:table-cell table:style-name="ACE-3" office:value-type="float" office:value="-70.927000000000007">
            <text:p>−70.93</text:p>
          </table:table-cell>
          <table:table-cell table:style-name="ACE-0" office:value-type="float" office:value="1340">
            <text:p>1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2.167999999999999">
            <text:p>−32.17</text:p>
          </table:table-cell>
          <table:table-cell table:style-name="ACE-3" office:value-type="float" office:value="0.76804947757289699">
            <text:p>0.77</text:p>
          </table:table-cell>
          <table:table-cell table:style-name="ACE-3" office:value-type="float" office:value="0.76804947757289699">
            <text:p>0.77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86</text:p>
          </table:table-cell>
          <table:table-cell table:style-name="ACE-3" office:value-type="float" office:value="41.408000000000001">
            <text:p>41.41</text:p>
          </table:table-cell>
          <table:table-cell table:style-name="ACE-3" office:value-type="float" office:value="-70.739000000000004">
            <text:p>−70.74</text:p>
          </table:table-cell>
          <table:table-cell table:style-name="ACE-0" office:value-type="float" office:value="7570">
            <text:p>757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648599999999998">
            <text:p>−27.65</text:p>
          </table:table-cell>
          <table:table-cell table:style-name="ACE-3" office:value-type="float" office:value="0.75">
            <text:p>0.75</text:p>
          </table:table-cell>
          <table:table-cell table:style-name="ACE-3" office:value-type="float" office:value="0.75">
            <text:p>0.75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87</text:p>
          </table:table-cell>
          <table:table-cell table:style-name="ACE-3" office:value-type="float" office:value="41.368000000000002">
            <text:p>41.37</text:p>
          </table:table-cell>
          <table:table-cell table:style-name="ACE-3" office:value-type="float" office:value="-70.867000000000004">
            <text:p>−70.87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745100000000001">
            <text:p>−26.75</text:p>
          </table:table-cell>
          <table:table-cell table:style-name="ACE-3" office:value-type="float" office:value="0.7450503338701352">
            <text:p>0.75</text:p>
          </table:table-cell>
          <table:table-cell table:style-name="ACE-3" office:value-type="float" office:value="0.7450503338701352">
            <text:p>0.75</text:p>
          </table:table-cell>
          <table:table-cell table:style-name="ACE-0" office:value-type="string">
            <text:p>OldaleOhara1980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1967</text:p>
          </table:table-cell>
          <table:table-cell table:style-name="ACE-3" office:value-type="float" office:value="41.840000000000003">
            <text:p>41.84</text:p>
          </table:table-cell>
          <table:table-cell table:style-name="ACE-3" office:value-type="float" office:value="-69.969999999999999">
            <text:p>−69.97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3934000000000002">
            <text:p>−2.39</text:p>
          </table:table-cell>
          <table:table-cell table:style-name="ACE-3" office:value-type="float" office:value="0.56656861896861177">
            <text:p>0.57</text:p>
          </table:table-cell>
          <table:table-cell table:style-name="ACE-3" office:value-type="float" office:value="0.56656861896861177">
            <text:p>0.57</text:p>
          </table:table-cell>
          <table:table-cell table:style-name="ACE-0" office:value-type="string">
            <text:p>Redfield1967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1968</text:p>
          </table:table-cell>
          <table:table-cell table:style-name="ACE-3" office:value-type="float" office:value="41.840000000000003">
            <text:p>41.84</text:p>
          </table:table-cell>
          <table:table-cell table:style-name="ACE-3" office:value-type="float" office:value="-69.969999999999999">
            <text:p>−69.97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4626000000000001">
            <text:p>−4.46</text:p>
          </table:table-cell>
          <table:table-cell table:style-name="ACE-3" office:value-type="float" office:value="0.56736231810017135">
            <text:p>0.57</text:p>
          </table:table-cell>
          <table:table-cell table:style-name="ACE-3" office:value-type="float" office:value="0.56736231810017135">
            <text:p>0.57</text:p>
          </table:table-cell>
          <table:table-cell table:style-name="ACE-0" office:value-type="string">
            <text:p>Redfield1967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2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3400">
            <text:p>34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0350000000000001">
            <text:p>−6.04</text:p>
          </table:table-cell>
          <table:table-cell table:style-name="ACE-3" office:value-type="float" office:value="1.3403">
            <text:p>1.34</text:p>
          </table:table-cell>
          <table:table-cell table:style-name="ACE-3" office:value-type="float" office:value="1.3403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3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79999999999995">
            <text:p>−70.38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Oak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8513000000000002">
            <text:p>−4.85</text:p>
          </table:table-cell>
          <table:table-cell table:style-name="ACE-3" office:value-type="float" office:value="0.5387021440462253">
            <text:p>0.54</text:p>
          </table:table-cell>
          <table:table-cell table:style-name="ACE-3" office:value-type="float" office:value="0.5387021440462253">
            <text:p>0.5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4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0500000000000003">
            <text:p>−0.91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5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25">
            <text:p>−1.82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6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250000000000002">
            <text:p>−2.83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8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150000000000002">
            <text:p>−5.12</text:p>
          </table:table-cell>
          <table:table-cell table:style-name="ACE-3" office:value-type="float" office:value="1.3399000000000001">
            <text:p>1.34</text:p>
          </table:table-cell>
          <table:table-cell table:style-name="ACE-3" office:value-type="float" office:value="1.3399000000000001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9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79999999999995">
            <text:p>−70.38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1122999999999998">
            <text:p>−3.11</text:p>
          </table:table-cell>
          <table:table-cell table:style-name="ACE-3" office:value-type="float" office:value="0.2177154105707724">
            <text:p>0.22</text:p>
          </table:table-cell>
          <table:table-cell table:style-name="ACE-3" office:value-type="float" office:value="0.2177154105707724">
            <text:p>0.22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70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haemocypris lo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017">
            <text:p>−2.00</text:p>
          </table:table-cell>
          <table:table-cell table:style-name="ACE-3" office:value-type="float" office:value="0.2582634314028992">
            <text:p>0.26</text:p>
          </table:table-cell>
          <table:table-cell table:style-name="ACE-3" office:value-type="float" office:value="0.2582634314028992">
            <text:p>0.26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82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1640">
            <text:p>16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250000000000001">
            <text:p>−1.73</text:p>
          </table:table-cell>
          <table:table-cell table:style-name="ACE-3" office:value-type="float" office:value="0.55549999999999999">
            <text:p>0.56</text:p>
          </table:table-cell>
          <table:table-cell table:style-name="ACE-3" office:value-type="float" office:value="0.55549999999999999">
            <text:p>0.56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84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0980000000000001">
            <text:p>−1.10</text:p>
          </table:table-cell>
          <table:table-cell table:style-name="ACE-3" office:value-type="float" office:value="0.53197744313081552">
            <text:p>0.53</text:p>
          </table:table-cell>
          <table:table-cell table:style-name="ACE-3" office:value-type="float" office:value="0.53197744313081552">
            <text:p>0.53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37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16999999999993">
            <text:p>−70.32</text:p>
          </table:table-cell>
          <table:table-cell table:style-name="ACE-0" office:value-type="float" office:value="190">
            <text:p>1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115">
            <text:p>−0.12</text:p>
          </table:table-cell>
          <table:table-cell table:style-name="ACE-3" office:value-type="float" office:value="1.3372999999999999">
            <text:p>1.34</text:p>
          </table:table-cell>
          <table:table-cell table:style-name="ACE-3" office:value-type="float" office:value="1.3372999999999999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39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16999999999993">
            <text:p>−70.32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4598">
            <text:p>1.46</text:p>
          </table:table-cell>
          <table:table-cell table:style-name="ACE-3" office:value-type="float" office:value="0.52983487993902401">
            <text:p>0.53</text:p>
          </table:table-cell>
          <table:table-cell table:style-name="ACE-3" office:value-type="float" office:value="0.52983487993902401">
            <text:p>0.53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75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770">
            <text:p>7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2500000000000001">
            <text:p>−0.33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77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400">
            <text:p>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025000000000000001">
            <text:p>−0.03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78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7350000000000003">
            <text:p>−4.74</text:p>
          </table:table-cell>
          <table:table-cell table:style-name="ACE-3" office:value-type="float" office:value="1.3403">
            <text:p>1.34</text:p>
          </table:table-cell>
          <table:table-cell table:style-name="ACE-3" office:value-type="float" office:value="1.3403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971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605">
            <text:p>−3.60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973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4749999999999996">
            <text:p>−6.47</text:p>
          </table:table-cell>
          <table:table-cell table:style-name="ACE-3" office:value-type="float" office:value="1.3408">
            <text:p>1.34</text:p>
          </table:table-cell>
          <table:table-cell table:style-name="ACE-3" office:value-type="float" office:value="1.3408">
            <text:p>1.34</text:p>
          </table:table-cell>
          <table:table-cell table:style-name="ACE-0" office:value-type="string">
            <text:p>RedfieldRubin1962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6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299999999999997">
            <text:p>−70.30</text:p>
          </table:table-cell>
          <table:table-cell table:style-name="ACE-0" office:value-type="float" office:value="1400">
            <text:p>1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550000000000002">
            <text:p>−2.06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7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19999999999993">
            <text:p>−70.32</text:p>
          </table:table-cell>
          <table:table-cell table:style-name="ACE-0" office:value-type="float" office:value="710">
            <text:p>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25">
            <text:p>−1.63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8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299999999999997">
            <text:p>−70.30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9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299999999999997">
            <text:p>−70.30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8250000000000002">
            <text:p>−3.83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90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19999999999993">
            <text:p>−70.32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249999999999999">
            <text:p>−2.02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</text:p>
          </table:table-cell>
          <table:table-cell table:number-columns-repeated="236" table:style-name="ACE-0"/>
          <table:table-cell table:number-columns-repeated="4" table:style-name="Gnumeric-default"/>
        </table:table-row>
        <table:table-row table:style-name="AROW-0" table:number-rows-repeated="4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1T03:07:3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